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5.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6.84pt" fo:break-before="auto" style:use-optimal-row-height="true"/>
    </style:style>
    <style:style style:name="ro3" style:family="table-row">
      <style:table-row-properties style:row-height="39.54pt" fo:break-before="auto" style:use-optimal-row-height="true"/>
    </style:style>
    <style:style style:name="ro4" style:family="table-row">
      <style:table-row-properties style:row-height="122.34pt" fo:break-before="auto" style:use-optimal-row-height="false"/>
    </style:style>
    <style:style style:name="ro5" style:family="table-row">
      <style:table-row-properties style:row-height="52.21pt" fo:break-before="auto" style:use-optimal-row-height="true"/>
    </style:style>
    <style:style style:name="ro6" style:family="table-row">
      <style:table-row-properties style:row-height="102.95pt" fo:break-before="auto" style:use-optimal-row-height="true"/>
    </style:style>
    <style:style style:name="ro7" style:family="table-row">
      <style:table-row-properties style:row-height="64.91pt" fo:break-before="auto" style:use-optimal-row-height="true"/>
    </style:style>
    <style:style style:name="ro8" style:family="table-row">
      <style:table-row-properties style:row-height="62.6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fo:wrap-option="wrap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ar" style:country-asian="SA" style:font-style-asian="italic" style:font-weight-asian="bold" style:font-name-complex="DejaVu Sans" style:font-size-complex="6.80000019073486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fo:wrap-option="wrap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wrap-option="wrap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wrap-option="wrap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fo:wrap-option="wrap" fo:border-left="none" fo:border-right="none" fo:border-top="0.51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ar" style:country-asian="SA" style:font-style-asian="italic" style:font-weight-asian="bold" style:font-name-complex="DejaVu Sans" style:font-size-complex="6.80000019073486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wrap-option="wrap" fo:border-left="none" fo:border-right="0.51pt solid #000000" fo:border-top="0.51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font-name="Liberation Serif" fo:font-size="12pt"/>
    </style:style>
    <style:style style:name="ce9" style:family="table-cell" style:parent-style-name="Default">
      <style:table-cell-properties fo:border-bottom="0.06pt solid #000000" fo:wrap-option="wrap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font-name="Liberation Serif" fo:font-size="12pt" fo:font-weight="bold"/>
    </style:style>
    <style:style style:name="ce11" style:family="table-cell" style:parent-style-name="Default" style:data-style-name="N0">
      <style:table-cell-properties fo:wrap-option="wrap"/>
      <style:text-properties style:font-name="Liberation Serif" fo:font-size="12pt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2" table:number-columns-repeated="61" table:default-cell-style-name="ce18"/>
        <table:table-row table:style-name="ro1">
          <table:table-cell table:style-name="ce1" office:value-type="string" calcext:value-type="string">
            <text:p>Criteria</text:p>
          </table:table-cell>
          <table:table-cell table:style-name="ce9" office:value-type="string" calcext:value-type="string">
            <text:p>Score</text:p>
          </table:table-cell>
          <table:table-cell table:style-name="ce9" office:value-type="string" calcext:value-type="string">
            <text:p>Possible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 table:number-columns-spanned="3" table:number-rows-spanned="1">
            <text:p>Assignment Group A: 99 little bugs in the code</text:p>
          </table:table-cell>
          <table:covered-table-cell table:number-columns-repeated="2"/>
          <table:table-cell table:number-columns-repeated="61"/>
        </table:table-row>
        <table:table-row table:style-name="ro3">
          <table:table-cell table:style-name="ce3" office:value-type="string" calcext:value-type="string">
            <text:p>Does it run without crashing or throwing exceptions?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Are there two buttons with appropriate titles on the main screen?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table:style-name="ce4" office:value-type="string" calcext:value-type="string">
            <text:p>Does clicking either button take you to the second screen?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Is the right number of bugs (or other things) shown on the second screen? (It should be different depending on which button on the first screen was tapped)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Is there a button on the second screen with an appropriate title?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oes tapping the button on the second screen take you to the first screen?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Is the correct number of remaining bugs (or other things) shown on the first screen?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Does everything work correctly?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0" table:formula="of:=SUM([.B3:.B10])" office:value-type="float" office:value="0" calcext:value-type="float">
            <text:p>0</text:p>
          </table:table-cell>
          <table:table-cell table:style-name="ce10" table:formula="of:=SUM([.C3:.C10])" office:value-type="float" office:value="40" calcext:value-type="float">
            <text:p>40</text:p>
          </table:table-cell>
          <table:table-cell table:style-name="ce10" table:number-columns-repeated="61"/>
        </table:table-row>
        <table:table-row table:style-name="ro1">
          <table:table-cell table:style-name="ce4" table:number-columns-spanned="3" table:number-rows-spanned="1"/>
          <table:covered-table-cell table:number-columns-repeated="2"/>
          <table:table-cell table:number-columns-repeated="61"/>
        </table:table-row>
        <table:table-row table:style-name="ro1">
          <table:table-cell table:style-name="ce2" office:value-type="string" calcext:value-type="string" table:number-columns-spanned="3" table:number-rows-spanned="1">
            <text:p>Assignment Group B: Let’s make a deal</text:p>
          </table:table-cell>
          <table:covered-table-cell table:number-columns-repeated="2"/>
          <table:table-cell table:number-columns-repeated="61"/>
        </table:table-row>
        <table:table-row table:style-name="ro3">
          <table:table-cell table:style-name="ce3" office:value-type="string" calcext:value-type="string">
            <text:p>Does it run without crashing or throwing exceptions?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Are there three buttons with appropriate titles on the main screen?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table:style-name="ce4" office:value-type="string" calcext:value-type="string">
            <text:p>Does clicking any button take you to the second screen?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number-columns-repeated="61"/>
        </table:table-row>
        <table:table-row table:style-name="ro6">
          <table:table-cell table:style-name="ce4" office:value-type="string" calcext:value-type="string">
            <text:p>Is the correct message shown on the second screen? (It should include the door number from the button that was clicked on the first screen, and a random prize.)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Is there an “up” button on the action bar? Does it take you back to the first screen?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number-columns-repeated="61"/>
        </table:table-row>
        <table:table-row table:style-name="ro7">
          <table:table-cell table:style-name="ce3" office:value-type="string" calcext:value-type="string">
            <text:p>Does clicking the “back” button at the bottom of the screen also take you back to the first screen?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Does everything work correctly?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0" table:formula="of:=SUM([.B14:.B20])" office:value-type="float" office:value="0" calcext:value-type="float">
            <text:p>0</text:p>
          </table:table-cell>
          <table:table-cell table:style-name="ce10" table:formula="of:=SUM([.C14:.C20])" office:value-type="float" office:value="40" calcext:value-type="float">
            <text:p>40</text:p>
          </table:table-cell>
          <table:table-cell table:style-name="ce10" table:number-columns-repeated="61"/>
        </table:table-row>
        <table:table-row table:style-name="ro1">
          <table:table-cell table:style-name="ce4" table:number-columns-spanned="3" table:number-rows-spanned="1"/>
          <table:covered-table-cell table:number-columns-repeated="2"/>
          <table:table-cell table:number-columns-repeated="61"/>
        </table:table-row>
        <table:table-row table:style-name="ro1">
          <table:table-cell table:style-name="ce6" office:value-type="string" calcext:value-type="string" table:number-columns-spanned="3" table:number-rows-spanned="1">
            <text:p>Programming style for both solutions</text:p>
          </table:table-cell>
          <table:covered-table-cell table:number-columns-repeated="2"/>
          <table:table-cell table:number-columns-repeated="61"/>
        </table:table-row>
        <table:table-row table:style-name="ro2">
          <table:table-cell table:style-name="ce7" office:value-type="string" calcext:value-type="string">
            <text:p>Is proper indentation used?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4" office:value-type="string" calcext:value-type="string">
            <text:p>Are the UI elements and the variables named descriptively?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4" office:value-type="string" calcext:value-type="string">
            <text:p>Have any un-used lines of code or files been removed?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4" office:value-type="string" calcext:value-type="string">
            <text:p>Are there explanatory comments in the code?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8">
          <table:table-cell table:style-name="ce7" office:value-type="string" calcext:value-type="string">
            <text:p>Do variable names use camel case? (camelCase for example)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4" office:value-type="string" calcext:value-type="string">
            <text:p>Are constants named using ALL_CAPS?</text:p>
          </table:table-cell>
          <table:table-cell table:style-name="ce7"/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4" office:value-type="string" calcext:value-type="string">
            <text:p>Are methods named using PascalCase (aka TitleCase)</text:p>
          </table:table-cell>
          <table:table-cell table:style-name="ce7"/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5">
          <table:table-cell table:style-name="ce4" office:value-type="string" calcext:value-type="string">
            <text:p>Are local variables used instead of instance variables wherever possible?</text:p>
          </table:table-cell>
          <table:table-cell table:style-name="ce7"/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0" table:formula="of:=SUM([.B24:.B31])" office:value-type="float" office:value="0" calcext:value-type="float">
            <text:p>0</text:p>
          </table:table-cell>
          <table:table-cell table:style-name="ce10" table:formula="of:=SUM([.C24:.C31])" office:value-type="float" office:value="10" calcext:value-type="float">
            <text:p>10</text:p>
          </table:table-cell>
          <table:table-cell table:style-name="ce10" table:number-columns-repeated="61"/>
        </table:table-row>
        <table:table-row table:style-name="ro1">
          <table:table-cell table:style-name="ce5" office:value-type="string" calcext:value-type="string">
            <text:p>Assignment Total</text:p>
          </table:table-cell>
          <table:table-cell table:style-name="ce11" table:formula="of:=IF([.B11] &gt; 0;SUM([.B11];[.B32]);SUM([.B21];[.B32]))" office:value-type="float" office:value="0" calcext:value-type="float">
            <text:p>0</text:p>
          </table:table-cell>
          <table:table-cell table:style-name="ce10" office:value-type="float" office:value="50" calcext:value-type="float">
            <text:p>50</text:p>
          </table:table-cell>
          <table:table-cell table:style-name="ce10" table:number-columns-repeated="61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 style:data-style-name="N2" text:time-value="20:09:29.243375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9T18:35:12.400177675</meta:creation-date>
    <dc:date>2019-12-09T20:09:36.013231723</dc:date>
    <meta:editing-duration>PT16M19S</meta:editing-duration>
    <meta:editing-cycles>7</meta:editing-cycles>
    <meta:generator>LibreOffice/6.3.3.2$Linux_X86_64 LibreOffice_project/a64200df03143b798afd1ec74a12ab50359878ed</meta:generator>
    <meta:document-statistic meta:table-count="1" meta:cell-count="64" meta:object-count="0"/>
  </office:meta>
</office:document-meta>
</file>